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.5">
            <text:p>28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.9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.5">
            <text:p>14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0.5">
            <text:p>70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.5">
            <text:p>32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2.5">
            <text:p>32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.5">
            <text:p>36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.5">
            <text:p>55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.5">
            <text:p>4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3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.5">
            <text:p>45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3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3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.5">
            <text:p>2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3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.5">
            <text:p>2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3"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.5">
            <text:p>45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number-columns-repeated="3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3"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number-columns-repeated="3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3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.5">
            <text:p>40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number-columns-repeated="3"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3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number-columns-repeated="3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number-columns-repeated="3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number-columns-repeated="3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number-columns-repeated="3"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number-columns-repeated="3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number-columns-repeated="3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number-columns-repeated="3"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number-columns-repeated="3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number-columns-repeated="3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number-columns-repeated="3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number-columns-repeated="3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3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number-columns-repeated="3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number-columns-repeated="3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number-columns-repeated="3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.5">
            <text:p>28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number-columns-repeated="3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.5">
            <text:p>30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.5">
            <text:p>3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.99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.5">
            <text:p>34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number-columns-repeated="3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number-columns-repeated="3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12/08/2017</text:date>, <text:time>17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9:02:15.53</meta:creation-date>
    <meta:generator>OpenOffice/4.1.3$Win32 OpenOffice.org_project/413m1$Build-9783</meta:generator>
    <dc:date>2017-12-08T17:55:24.07</dc:date>
    <meta:editing-duration>P2DT21H55M18S</meta:editing-duration>
    <meta:editing-cycles>4</meta:editing-cycles>
    <meta:document-statistic meta:table-count="3" meta:cell-count="5346" meta:object-count="0"/>
    <meta:user-defined meta:name="ProgId">Excel.Sheet</meta:user-defined>
  </office:meta>
</office:document-meta>
</file>